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5613"/>
    </style:style>
    <style:style style:name="P2" style:family="paragraph" style:parent-style-name="Standard">
      <style:text-properties officeooo:rsid="00090a6a" officeooo:paragraph-rsid="00090a6a"/>
    </style:style>
    <style:style style:name="T1" style:family="text">
      <style:text-properties officeooo:rsid="00075613"/>
    </style:style>
    <style:style style:name="T2" style:family="text">
      <style:text-properties officeooo:rsid="00090a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Doctor Emmett Brown esta mañana se monta en la maquina del tiempo DeLorean , pero cuando activa los controles <text:span text:style-name="T1">para realizar el salto en el tiempo se da cuenta que el motor no tienen la suficiente potencia para alcanzar las 8</text:span><text:span text:style-name="T2">8</text:span><text:span text:style-name="T1"> millas por hora, </text:span><text:span text:style-name="T2">así que se pone buscar la causa del problema.</text:span></text:p>
      <text:p text:style-name="P1"/>
      <text:p text:style-name="P2">Al ser el creador de la máquina sabe la siguiente informació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1:50:50.922750274</meta:creation-date>
    <dc:date>2025-12-03T12:16:18.875281124</dc:date>
    <meta:editing-duration>PT10M41S</meta:editing-duration>
    <meta:editing-cycles>2</meta:editing-cycles>
    <meta:generator>LibreOffice/25.8.1.1$Linux_X86_64 LibreOffice_project/54047653041915e595ad4e45cccea684809c77b5</meta:generator>
    <meta:document-statistic meta:table-count="0" meta:image-count="0" meta:object-count="0" meta:page-count="1" meta:paragraph-count="2" meta:word-count="65" meta:character-count="352" meta:non-whitespace-character-count="289"/>
  </office:meta>
</office:document-meta>
</file>